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6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2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2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1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0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9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7408" calcext:value-type="float">
            <text:p>13.2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75605" calcext:value-type="float">
            <text:p>13.2475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70936" calcext:value-type="float">
            <text:p>13.01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036" calcext:value-type="float">
            <text:p>12.86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8087" calcext:value-type="float">
            <text:p>12.888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1473548387" calcext:value-type="float">
            <text:p>13.03914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11475" calcext:value-type="float">
            <text:p>13.87211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05175" calcext:value-type="float">
            <text:p>14.1300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9896" calcext:value-type="float">
            <text:p>13.96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274275" calcext:value-type="float">
            <text:p>13.56274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3976" calcext:value-type="float">
            <text:p>13.03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48875" calcext:value-type="float">
            <text:p>12.67348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66722580645" calcext:value-type="float">
            <text:p>12.8266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0175" calcext:value-type="float">
            <text:p>12.830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5393548387" calcext:value-type="float">
            <text:p>13.1275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1336774194" calcext:value-type="float">
            <text:p>13.66713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66775" calcext:value-type="float">
            <text:p>14.4866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2304" calcext:value-type="float">
            <text:p>15.10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243" calcext:value-type="float">
            <text:p>15.279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49925714286" calcext:value-type="float">
            <text:p>15.23499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266575" calcext:value-type="float">
            <text:p>15.23266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93525" calcext:value-type="float">
            <text:p>15.10293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7448" calcext:value-type="float">
            <text:p>14.95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34625" calcext:value-type="float">
            <text:p>14.96234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94648" calcext:value-type="float">
            <text:p>14.86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191" calcext:value-type="float">
            <text:p>14.863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07927741935" calcext:value-type="float">
            <text:p>14.970792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9052903226" calcext:value-type="float">
            <text:p>15.14590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9367272727" calcext:value-type="float">
            <text:p>15.160936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1208" calcext:value-type="float">
            <text:p>15.0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0633" calcext:value-type="float">
            <text:p>14.970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0811428571" calcext:value-type="float">
            <text:p>14.85508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7105" calcext:value-type="float">
            <text:p>14.8287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611" calcext:value-type="float">
            <text:p>14.794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9618064516" calcext:value-type="float">
            <text:p>14.87296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007" calcext:value-type="float">
            <text:p>14.915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3936" calcext:value-type="float">
            <text:p>15.1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048125" calcext:value-type="float">
            <text:p>15.28048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00725" calcext:value-type="float">
            <text:p>15.2980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60808" calcext:value-type="float">
            <text:p>15.22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15065" calcext:value-type="float">
            <text:p>15.1015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6872" calcext:value-type="float">
            <text:p>14.9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74675" calcext:value-type="float">
            <text:p>14.73774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6002857143" calcext:value-type="float">
            <text:p>14.54560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0945" calcext:value-type="float">
            <text:p>14.4720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09365" calcext:value-type="float">
            <text:p>14.3509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03728" calcext:value-type="float">
            <text:p>14.26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9906666667" calcext:value-type="float">
            <text:p>14.10699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49271578947" calcext:value-type="float">
            <text:p>13.794927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21" calcext:value-type="float">
            <text:p>13.87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0557419355" calcext:value-type="float">
            <text:p>13.95305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0032" calcext:value-type="float">
            <text:p>14.14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639075" calcext:value-type="float">
            <text:p>14.55639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8170322581" calcext:value-type="float">
            <text:p>14.61181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2895" calcext:value-type="float">
            <text:p>14.5082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9096" calcext:value-type="float">
            <text:p>14.46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321875" calcext:value-type="float">
            <text:p>14.32321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966688" calcext:value-type="float">
            <text:p>14.159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81169230769" calcext:value-type="float">
            <text:p>13.948116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4949677419" calcext:value-type="float">
            <text:p>14.55449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24818064516" calcext:value-type="float">
            <text:p>14.84248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18454193548" calcext:value-type="float">
            <text:p>14.96184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3063529412" calcext:value-type="float">
            <text:p>14.979306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4704" calcext:value-type="float">
            <text:p>14.8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86215" calcext:value-type="float">
            <text:p>14.8786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07022222222" calcext:value-type="float">
            <text:p>14.790702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2936" calcext:value-type="float">
            <text:p>14.87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2777142857" calcext:value-type="float">
            <text:p>14.83127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71925" calcext:value-type="float">
            <text:p>14.89871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9976" calcext:value-type="float">
            <text:p>15.0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4245" calcext:value-type="float">
            <text:p>15.2074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63625" calcext:value-type="float">
            <text:p>15.37763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1056" calcext:value-type="float">
            <text:p>15.5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14224516129" calcext:value-type="float">
            <text:p>15.46142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14647272727" calcext:value-type="float">
            <text:p>15.321464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2751428571" calcext:value-type="float">
            <text:p>15.26427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4905806452" calcext:value-type="float">
            <text:p>15.15849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711625" calcext:value-type="float">
            <text:p>15.0271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8848" calcext:value-type="float">
            <text:p>15.0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73025" calcext:value-type="float">
            <text:p>14.98673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0205" calcext:value-type="float">
            <text:p>15.0230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1832" calcext:value-type="float">
            <text:p>14.95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8746666667" calcext:value-type="float">
            <text:p>14.70287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02192" calcext:value-type="float">
            <text:p>14.86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936975" calcext:value-type="float">
            <text:p>14.7693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5955" calcext:value-type="float">
            <text:p>14.6705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9643870968" calcext:value-type="float">
            <text:p>14.31596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976225" calcext:value-type="float">
            <text:p>14.09976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66701935484" calcext:value-type="float">
            <text:p>14.18667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2433548387" calcext:value-type="float">
            <text:p>14.1882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501725" calcext:value-type="float">
            <text:p>14.23501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3492" calcext:value-type="float">
            <text:p>14.22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73525" calcext:value-type="float">
            <text:p>14.26473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1376" calcext:value-type="float">
            <text:p>14.2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30778181818" calcext:value-type="float">
            <text:p>14.073077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43587692308" calcext:value-type="float">
            <text:p>13.714358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8376" calcext:value-type="float">
            <text:p>13.50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3095" calcext:value-type="float">
            <text:p>13.333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5736" calcext:value-type="float">
            <text:p>13.6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7334545455" calcext:value-type="float">
            <text:p>13.834733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73555" calcext:value-type="float">
            <text:p>15.4173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81527741936" calcext:value-type="float">
            <text:p>16.70815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78978064516" calcext:value-type="float">
            <text:p>17.0278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6183225807" calcext:value-type="float">
            <text:p>17.11461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73925" calcext:value-type="float">
            <text:p>17.237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2348571429" calcext:value-type="float">
            <text:p>17.39123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80555" calcext:value-type="float">
            <text:p>17.2080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75042580645" calcext:value-type="float">
            <text:p>17.1975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45661935484" calcext:value-type="float">
            <text:p>17.16456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45525" calcext:value-type="float">
            <text:p>17.35845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3376" calcext:value-type="float">
            <text:p>17.6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3175" calcext:value-type="float">
            <text:p>17.783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57025" calcext:value-type="float">
            <text:p>17.8975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87409032258" calcext:value-type="float">
            <text:p>17.89874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75264516129" calcext:value-type="float">
            <text:p>17.8175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4056774194" calcext:value-type="float">
            <text:p>17.74840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19575" calcext:value-type="float">
            <text:p>17.56819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73062857143" calcext:value-type="float">
            <text:p>17.52730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52905" calcext:value-type="float">
            <text:p>17.9452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46864516129" calcext:value-type="float">
            <text:p>17.9546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9532903226" calcext:value-type="float">
            <text:p>17.81595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725575" calcext:value-type="float">
            <text:p>17.6672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16896" calcext:value-type="float">
            <text:p>17.53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969725" calcext:value-type="float">
            <text:p>17.3896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082775" calcext:value-type="float">
            <text:p>17.29082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10265806452" calcext:value-type="float">
            <text:p>17.16102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53181935484" calcext:value-type="float">
            <text:p>17.08531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8892903226" calcext:value-type="float">
            <text:p>16.92288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2763636364" calcext:value-type="float">
            <text:p>16.7122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2571428572" calcext:value-type="float">
            <text:p>16.64425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69115" calcext:value-type="float">
            <text:p>16.4369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33352258064" calcext:value-type="float">
            <text:p>16.533335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9292903226" calcext:value-type="float">
            <text:p>16.48092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147475" calcext:value-type="float">
            <text:p>16.37147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31969032258" calcext:value-type="float">
            <text:p>16.21319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2439483871" calcext:value-type="float">
            <text:p>16.05243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418075" calcext:value-type="float">
            <text:p>15.92418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90825" calcext:value-type="float">
            <text:p>15.64890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88184" calcext:value-type="float">
            <text:p>15.48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5185454546" calcext:value-type="float">
            <text:p>15.740518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6816" calcext:value-type="float">
            <text:p>15.9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872775" calcext:value-type="float">
            <text:p>15.72872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0983225806" calcext:value-type="float">
            <text:p>15.62109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3762580645" calcext:value-type="float">
            <text:p>15.79237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625875" calcext:value-type="float">
            <text:p>15.78625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98824" calcext:value-type="float">
            <text:p>15.61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756" calcext:value-type="float">
            <text:p>15.57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07630967742" calcext:value-type="float">
            <text:p>15.47076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9512258064" calcext:value-type="float">
            <text:p>15.365951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72615" calcext:value-type="float">
            <text:p>15.4272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07616" calcext:value-type="float">
            <text:p>15.4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06501818182" calcext:value-type="float">
            <text:p>15.500650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2987586207" calcext:value-type="float">
            <text:p>15.528298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8854193548" calcext:value-type="float">
            <text:p>15.66288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3034285714" calcext:value-type="float">
            <text:p>15.70830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23242352941" calcext:value-type="float">
            <text:p>15.772324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604" calcext:value-type="float">
            <text:p>16.0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29624" calcext:value-type="float">
            <text:p>16.1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4982068965" calcext:value-type="float">
            <text:p>16.7824982068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19107096774" calcext:value-type="float">
            <text:p>17.67191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97264" calcext:value-type="float">
            <text:p>18.68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4848" calcext:value-type="float">
            <text:p>19.22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35575" calcext:value-type="float">
            <text:p>19.2293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7842857143" calcext:value-type="float">
            <text:p>19.06578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62575483871" calcext:value-type="float">
            <text:p>19.31625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65445" calcext:value-type="float">
            <text:p>19.5965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1176" calcext:value-type="float">
            <text:p>19.94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670925" calcext:value-type="float">
            <text:p>21.6767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9528" calcext:value-type="float">
            <text:p>23.85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092" calcext:value-type="float">
            <text:p>25.1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147" calcext:value-type="float">
            <text:p>25.941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75352" calcext:value-type="float">
            <text:p>25.89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3416774194" calcext:value-type="float">
            <text:p>25.61834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9128516129" calcext:value-type="float">
            <text:p>25.4491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3025" calcext:value-type="float">
            <text:p>25.2803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2664" calcext:value-type="float">
            <text:p>23.89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6915" calcext:value-type="float">
            <text:p>23.4396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1488" calcext:value-type="float">
            <text:p>23.00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865775" calcext:value-type="float">
            <text:p>22.78865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211" calcext:value-type="float">
            <text:p>22.643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28384" calcext:value-type="float">
            <text:p>22.25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138025" calcext:value-type="float">
            <text:p>21.7113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80168" calcext:value-type="float">
            <text:p>21.31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53367272727" calcext:value-type="float">
            <text:p>21.155336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0904827586" calcext:value-type="float">
            <text:p>20.930090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0274" calcext:value-type="float">
            <text:p>20.480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3143225806" calcext:value-type="float">
            <text:p>20.01631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6059354839" calcext:value-type="float">
            <text:p>19.55960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9317" calcext:value-type="float">
            <text:p>18.919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2296" calcext:value-type="float">
            <text:p>18.55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61675" calcext:value-type="float">
            <text:p>18.2696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0657" calcext:value-type="float">
            <text:p>18.210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7048" calcext:value-type="float">
            <text:p>18.05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375525" calcext:value-type="float">
            <text:p>17.85375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1783225806" calcext:value-type="float">
            <text:p>17.78517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0409" calcext:value-type="float">
            <text:p>17.7504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4297931035" calcext:value-type="float">
            <text:p>17.693429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89148387097" calcext:value-type="float">
            <text:p>17.6189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30485" calcext:value-type="float">
            <text:p>17.5330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91752" calcext:value-type="float">
            <text:p>17.429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168375" calcext:value-type="float">
            <text:p>17.28168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0173333333" calcext:value-type="float">
            <text:p>17.19901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4408648649" calcext:value-type="float">
            <text:p>16.934440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8328648649" calcext:value-type="float">
            <text:p>16.641832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158" calcext:value-type="float">
            <text:p>16.45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33405405405" calcext:value-type="float">
            <text:p>16.533340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4066666667" calcext:value-type="float">
            <text:p>16.41940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43502702703" calcext:value-type="float">
            <text:p>16.37435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4945882353" calcext:value-type="float">
            <text:p>16.3284945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3063783784" calcext:value-type="float">
            <text:p>16.270306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4925405405" calcext:value-type="float">
            <text:p>16.225492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35906666667" calcext:value-type="float">
            <text:p>16.11359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4384864865" calcext:value-type="float">
            <text:p>16.050438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55" calcext:value-type="float">
            <text:p>16.0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21076756757" calcext:value-type="float">
            <text:p>16.122107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1792432432" calcext:value-type="float">
            <text:p>16.087179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8693333333" calcext:value-type="float">
            <text:p>16.01486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0713513514" calcext:value-type="float">
            <text:p>15.852071351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13213333333" calcext:value-type="float">
            <text:p>15.82132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04021621622" calcext:value-type="float">
            <text:p>15.780402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90708235294" calcext:value-type="float">
            <text:p>15.8290708235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54616842105" calcext:value-type="float">
            <text:p>15.7054616842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353945946" calcext:value-type="float">
            <text:p>15.662353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6106666667" calcext:value-type="float">
            <text:p>15.6386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4097297297" calcext:value-type="float">
            <text:p>15.614409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56086666667" calcext:value-type="float">
            <text:p>15.49560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4162162162" calcext:value-type="float">
            <text:p>15.254416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90970810811" calcext:value-type="float">
            <text:p>15.059097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2486666667" calcext:value-type="float">
            <text:p>14.90124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1837837838" calcext:value-type="float">
            <text:p>14.692183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6046666667" calcext:value-type="float">
            <text:p>14.57460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5558918919" calcext:value-type="float">
            <text:p>14.487555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4754285714" calcext:value-type="float">
            <text:p>14.41747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0163027027" calcext:value-type="float">
            <text:p>14.320163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8283243243" calcext:value-type="float">
            <text:p>14.226828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05273333333" calcext:value-type="float">
            <text:p>14.04052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4987368421" calcext:value-type="float">
            <text:p>13.936498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1313333333" calcext:value-type="float">
            <text:p>14.04713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8484324324" calcext:value-type="float">
            <text:p>14.253848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0585945946" calcext:value-type="float">
            <text:p>14.401058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1553333333" calcext:value-type="float">
            <text:p>14.49315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18828108108" calcext:value-type="float">
            <text:p>14.631882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8346666667" calcext:value-type="float">
            <text:p>14.63683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2925405405" calcext:value-type="float">
            <text:p>14.625292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8390588235" calcext:value-type="float">
            <text:p>14.579839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1978378378" calcext:value-type="float">
            <text:p>14.547197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0358918919" calcext:value-type="float">
            <text:p>14.518035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36913333333" calcext:value-type="float">
            <text:p>14.46369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93429189189" calcext:value-type="float">
            <text:p>14.369342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2828108108" calcext:value-type="float">
            <text:p>14.403282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76884324324" calcext:value-type="float">
            <text:p>14.497688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7308108108" calcext:value-type="float">
            <text:p>14.939730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2533333333" calcext:value-type="float">
            <text:p>15.1502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5001081081" calcext:value-type="float">
            <text:p>15.297500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8446666667" calcext:value-type="float">
            <text:p>15.35184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30838918919" calcext:value-type="float">
            <text:p>15.283083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3357647059" calcext:value-type="float">
            <text:p>15.416335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97565405405" calcext:value-type="float">
            <text:p>15.289756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80477837838" calcext:value-type="float">
            <text:p>15.128047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56706666667" calcext:value-type="float">
            <text:p>14.97567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33301621622" calcext:value-type="float">
            <text:p>14.823330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5546666667" calcext:value-type="float">
            <text:p>14.6825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75452972973" calcext:value-type="float">
            <text:p>14.567545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2607567568" calcext:value-type="float">
            <text:p>14.484260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1202162162" calcext:value-type="float">
            <text:p>15.172120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1704" calcext:value-type="float">
            <text:p>15.4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96994594595" calcext:value-type="float">
            <text:p>15.409699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2331764706" calcext:value-type="float">
            <text:p>15.559233176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423475" calcext:value-type="float">
            <text:p>15.59423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972" calcext:value-type="float">
            <text:p>15.5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15" calcext:value-type="float">
            <text:p>15.29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41723243243" calcext:value-type="float">
            <text:p>15.074172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884" calcext:value-type="float">
            <text:p>15.07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8103783784" calcext:value-type="float">
            <text:p>14.968810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97593513514" calcext:value-type="float">
            <text:p>14.879759351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02" calcext:value-type="float">
            <text:p>14.89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15325405405" calcext:value-type="float">
            <text:p>15.021532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8646666667" calcext:value-type="float">
            <text:p>15.13086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5556756757" calcext:value-type="float">
            <text:p>15.13455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4050285714" calcext:value-type="float">
            <text:p>15.0734050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8265945946" calcext:value-type="float">
            <text:p>14.95826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3264864865" calcext:value-type="float">
            <text:p>14.773326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6956" calcext:value-type="float">
            <text:p>14.50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7394594595" calcext:value-type="float">
            <text:p>14.586739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44366666667" calcext:value-type="float">
            <text:p>14.75443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6183783784" calcext:value-type="float">
            <text:p>14.956618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40282105263" calcext:value-type="float">
            <text:p>14.824028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9517837838" calcext:value-type="float">
            <text:p>15.121951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5564" calcext:value-type="float">
            <text:p>17.08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1109473684" calcext:value-type="float">
            <text:p>17.050110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09545882353" calcext:value-type="float">
            <text:p>16.9609545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39714594595" calcext:value-type="float">
            <text:p>16.823971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2246486487" calcext:value-type="float">
            <text:p>16.6152246486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32726666667" calcext:value-type="float">
            <text:p>16.36327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44685405405" calcext:value-type="float">
            <text:p>16.414468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88166666667" calcext:value-type="float">
            <text:p>16.77881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25738378378" calcext:value-type="float">
            <text:p>16.412573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8106666667" calcext:value-type="float">
            <text:p>16.0958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1496216216" calcext:value-type="float">
            <text:p>15.953149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0386666667" calcext:value-type="float">
            <text:p>16.14203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74549189189" calcext:value-type="float">
            <text:p>16.027454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3108235294" calcext:value-type="float">
            <text:p>15.8443108235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74756756757" calcext:value-type="float">
            <text:p>15.63747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6112432432" calcext:value-type="float">
            <text:p>15.352611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73786666667" calcext:value-type="float">
            <text:p>15.68737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4676756757" calcext:value-type="float">
            <text:p>15.573467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7988" calcext:value-type="float">
            <text:p>15.39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8860972973" calcext:value-type="float">
            <text:p>15.208860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9807567568" calcext:value-type="float">
            <text:p>14.910980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2964" calcext:value-type="float">
            <text:p>15.33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8449945946" calcext:value-type="float">
            <text:p>15.668449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74186666667" calcext:value-type="float">
            <text:p>16.00741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19682162162" calcext:value-type="float">
            <text:p>16.241968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5265882353" calcext:value-type="float">
            <text:p>16.2035265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72652972973" calcext:value-type="float">
            <text:p>16.137265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37515675676" calcext:value-type="float">
            <text:p>16.073751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23853333333" calcext:value-type="float">
            <text:p>15.95238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89124324324" calcext:value-type="float">
            <text:p>15.908912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26" calcext:value-type="float">
            <text:p>15.7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6646486487" calcext:value-type="float">
            <text:p>15.5636646486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59924324324" calcext:value-type="float">
            <text:p>15.405992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2766666667" calcext:value-type="float">
            <text:p>15.25227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1187027027" calcext:value-type="float">
            <text:p>15.129118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3006666667" calcext:value-type="float">
            <text:p>15.06330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45805405405" calcext:value-type="float">
            <text:p>15.024580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91634285714" calcext:value-type="float">
            <text:p>14.96916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6103783784" calcext:value-type="float">
            <text:p>14.892610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47269189189" calcext:value-type="float">
            <text:p>14.774726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9193333333" calcext:value-type="float">
            <text:p>14.63691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8021052632" calcext:value-type="float">
            <text:p>14.478802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12913333333" calcext:value-type="float">
            <text:p>14.31129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5487567568" calcext:value-type="float">
            <text:p>14.121548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2870054054" calcext:value-type="float">
            <text:p>13.942870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406" calcext:value-type="float">
            <text:p>13.789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53837837838" calcext:value-type="float">
            <text:p>13.625383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53213333333" calcext:value-type="float">
            <text:p>13.53532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49465945946" calcext:value-type="float">
            <text:p>13.504946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8494117647" calcext:value-type="float">
            <text:p>13.4748494117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60603243243" calcext:value-type="float">
            <text:p>13.416060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3187027027" calcext:value-type="float">
            <text:p>13.300318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82346666667" calcext:value-type="float">
            <text:p>13.13823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1018947368" calcext:value-type="float">
            <text:p>12.947101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05926666667" calcext:value-type="float">
            <text:p>12.70059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3736216216" calcext:value-type="float">
            <text:p>12.411373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3509189189" calcext:value-type="float">
            <text:p>12.147350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21673333333" calcext:value-type="float">
            <text:p>11.92216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23429189189" calcext:value-type="float">
            <text:p>11.702342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1913333333" calcext:value-type="float">
            <text:p>11.60619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4761081081" calcext:value-type="float">
            <text:p>11.676476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5374" calcext:value-type="float">
            <text:p>11.75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4410810811" calcext:value-type="float">
            <text:p>11.715441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66371891892" calcext:value-type="float">
            <text:p>11.626637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09302857143" calcext:value-type="float">
            <text:p>11.47093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738" calcext:value-type="float">
            <text:p>11.238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3806666667" calcext:value-type="float">
            <text:p>11.00438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7206486487" calcext:value-type="float">
            <text:p>10.6777206486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7684324324" calcext:value-type="float">
            <text:p>10.565768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2768" calcext:value-type="float">
            <text:p>10.4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3115675676" calcext:value-type="float">
            <text:p>10.267311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394" calcext:value-type="float">
            <text:p>10.137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9515675676" calcext:value-type="float">
            <text:p>10.053951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84494117647" calcext:value-type="float">
            <text:p>9.94284494117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85578378379" calcext:value-type="float">
            <text:p>9.78185578378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74356756757" calcext:value-type="float">
            <text:p>9.532743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88302702703" calcext:value-type="float">
            <text:p>9.412883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67266666667" calcext:value-type="float">
            <text:p>9.53067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843135135135" calcext:value-type="float">
            <text:p>9.5884313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816302702703" calcext:value-type="float">
            <text:p>9.748163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816333333333" calcext:value-type="float">
            <text:p>9.85816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9267027027" calcext:value-type="float">
            <text:p>10.163926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2666666667" calcext:value-type="float">
            <text:p>10.2192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56244324324" calcext:value-type="float">
            <text:p>10.175624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38162285714" calcext:value-type="float">
            <text:p>10.1338162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976086486487" calcext:value-type="float">
            <text:p>9.96976086486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837427027027" calcext:value-type="float">
            <text:p>9.7083742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88133333333" calcext:value-type="float">
            <text:p>9.506881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471740540541" calcext:value-type="float">
            <text:p>9.71471740540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32733333333" calcext:value-type="float">
            <text:p>9.646327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00324324324" calcext:value-type="float">
            <text:p>9.7260032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74313513514" calcext:value-type="float">
            <text:p>9.6837431351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620466666667" calcext:value-type="float">
            <text:p>9.596204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85" calcext:value-type="float">
            <text:p>9.5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192345945946" calcext:value-type="float">
            <text:p>9.5819234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38763636364" calcext:value-type="float">
            <text:p>9.55538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38464864865" calcext:value-type="float">
            <text:p>9.5133846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37448648649" calcext:value-type="float">
            <text:p>9.4423744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108466666667" calcext:value-type="float">
            <text:p>9.271084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905028571429" calcext:value-type="float">
            <text:p>9.129050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04066666667" calcext:value-type="float">
            <text:p>9.173040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58183783784" calcext:value-type="float">
            <text:p>9.2375818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74702702703" calcext:value-type="float">
            <text:p>9.086747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60266666667" calcext:value-type="float">
            <text:p>8.97060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34918918919" calcext:value-type="float">
            <text:p>8.941349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054" calcext:value-type="float">
            <text:p>8.94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935416216216" calcext:value-type="float">
            <text:p>8.9193541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485556756757" calcext:value-type="float">
            <text:p>8.904855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893491891892" calcext:value-type="float">
            <text:p>8.8189349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146" calcext:value-type="float">
            <text:p>8.788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73333333333" calcext:value-type="float">
            <text:p>8.95773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13837837838" calcext:value-type="float">
            <text:p>8.8301383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993405405406" calcext:value-type="float">
            <text:p>8.73993405405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02432" calcext:value-type="float">
            <text:p>8.668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811" calcext:value-type="float">
            <text:p>8.52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3638" calcext:value-type="float">
            <text:p>8.533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86054054054" calcext:value-type="float">
            <text:p>8.5018605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45952941177" calcext:value-type="float">
            <text:p>8.56245952941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44583783784" calcext:value-type="float">
            <text:p>8.5304458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844021621622" calcext:value-type="float">
            <text:p>8.5884402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158866666667" calcext:value-type="float">
            <text:p>8.73158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138" calcext:value-type="float">
            <text:p>8.851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48666666667" calcext:value-type="float">
            <text:p>9.05848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8425945946" calcext:value-type="float">
            <text:p>9.243842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880066666667" calcext:value-type="float">
            <text:p>9.538800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14032432433" calcext:value-type="float">
            <text:p>9.48414032432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48866666667" calcext:value-type="float">
            <text:p>9.58248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93362162162" calcext:value-type="float">
            <text:p>9.6529336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7849142857" calcext:value-type="float">
            <text:p>10.0247849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8492972973" calcext:value-type="float">
            <text:p>10.141849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76627027027" calcext:value-type="float">
            <text:p>10.337662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0052" calcext:value-type="float">
            <text:p>10.83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2897297297" calcext:value-type="float">
            <text:p>11.225289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5773333333" calcext:value-type="float">
            <text:p>11.51957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51221621622" calcext:value-type="float">
            <text:p>11.635122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3014054054" calcext:value-type="float">
            <text:p>11.720301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79233333333" calcext:value-type="float">
            <text:p>11.74792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659027027" calcext:value-type="float">
            <text:p>11.811659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472" calcext:value-type="float">
            <text:p>11.9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0925405405" calcext:value-type="float">
            <text:p>11.882092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27637647059" calcext:value-type="float">
            <text:p>11.982763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86330810811" calcext:value-type="float">
            <text:p>12.108633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764972973" calcext:value-type="float">
            <text:p>12.154764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6295652174" calcext:value-type="float">
            <text:p>12.143629565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6715675676" calcext:value-type="float">
            <text:p>12.385671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284" calcext:value-type="float">
            <text:p>12.5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88451891892" calcext:value-type="float">
            <text:p>12.528845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19824864865" calcext:value-type="float">
            <text:p>12.401982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7206666667" calcext:value-type="float">
            <text:p>12.20072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08642162162" calcext:value-type="float">
            <text:p>11.980864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1973333333" calcext:value-type="float">
            <text:p>11.90819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90518918919" calcext:value-type="float">
            <text:p>11.97905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7436972973" calcext:value-type="float">
            <text:p>12.197436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9007567568" calcext:value-type="float">
            <text:p>12.365900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4298" calcext:value-type="float">
            <text:p>12.544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17932972973" calcext:value-type="float">
            <text:p>12.741793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4573333333" calcext:value-type="float">
            <text:p>12.84545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63314594595" calcext:value-type="float">
            <text:p>12.846331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8518918919" calcext:value-type="float">
            <text:p>12.66485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2946666667" calcext:value-type="float">
            <text:p>12.47529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55475555556" calcext:value-type="float">
            <text:p>12.325547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777" calcext:value-type="float">
            <text:p>12.312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696032" calcext:value-type="float">
            <text:p>12.346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44983529412" calcext:value-type="float">
            <text:p>12.324498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8685405405" calcext:value-type="float">
            <text:p>12.375868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5712432433" calcext:value-type="float">
            <text:p>12.3655712432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42493333333" calcext:value-type="float">
            <text:p>12.32424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0201081081" calcext:value-type="float">
            <text:p>12.219020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698" calcext:value-type="float">
            <text:p>12.188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9210810811" calcext:value-type="float">
            <text:p>12.126921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0605405405" calcext:value-type="float">
            <text:p>12.007060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094" calcext:value-type="float">
            <text:p>11.928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2832432432" calcext:value-type="float">
            <text:p>11.966283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098" calcext:value-type="float">
            <text:p>11.960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2832432432" calcext:value-type="float">
            <text:p>11.966283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03741538462" calcext:value-type="float">
            <text:p>12.020374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7696842105" calcext:value-type="float">
            <text:p>12.0737696842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3357837838" calcext:value-type="float">
            <text:p>12.098335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4273333333" calcext:value-type="float">
            <text:p>12.09742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0735135135" calcext:value-type="float">
            <text:p>12.049073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44375" calcext:value-type="float">
            <text:p>11.9324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345945946" calcext:value-type="float">
            <text:p>11.78834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0454054054" calcext:value-type="float">
            <text:p>11.577045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9253333333" calcext:value-type="float">
            <text:p>11.50992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85677837838" calcext:value-type="float">
            <text:p>11.668567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09246666667" calcext:value-type="float">
            <text:p>11.80092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732" calcext:value-type="float">
            <text:p>11.82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28492307692" calcext:value-type="float">
            <text:p>11.95284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01591428571" calcext:value-type="float">
            <text:p>12.05015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38265945946" calcext:value-type="float">
            <text:p>12.163826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2765714286" calcext:value-type="float">
            <text:p>12.17327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04432" calcext:value-type="float">
            <text:p>12.08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3168" calcext:value-type="float">
            <text:p>11.78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1" calcext:value-type="float">
            <text:p>11.4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5165714286" calcext:value-type="float">
            <text:p>11.17251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592736" calcext:value-type="float">
            <text:p>10.665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4754285714" calcext:value-type="float">
            <text:p>10.22647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9613333333" calcext:value-type="float">
            <text:p>10.27396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3344864865" calcext:value-type="float">
            <text:p>10.265334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4788571429" calcext:value-type="float">
            <text:p>10.19947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9171891892" calcext:value-type="float">
            <text:p>10.056917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4598918919" calcext:value-type="float">
            <text:p>10.290459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8473333333" calcext:value-type="float">
            <text:p>10.25084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5954285714" calcext:value-type="float">
            <text:p>10.17059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33533333333" calcext:value-type="float">
            <text:p>9.83733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747502702703" calcext:value-type="float">
            <text:p>9.577475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42508108108" calcext:value-type="float">
            <text:p>9.6824250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1472" calcext:value-type="float">
            <text:p>9.71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167632432432" calcext:value-type="float">
            <text:p>9.5816763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704" calcext:value-type="float">
            <text:p>9.5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92410810811" calcext:value-type="float">
            <text:p>9.5459241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06070588235" calcext:value-type="float">
            <text:p>9.5400607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465535135135" calcext:value-type="float">
            <text:p>9.0946553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51866666667" calcext:value-type="float">
            <text:p>8.93351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73621621622" calcext:value-type="float">
            <text:p>9.0517362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72266666667" calcext:value-type="float">
            <text:p>9.04172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00951351351" calcext:value-type="float">
            <text:p>8.8700095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63705945946" calcext:value-type="float">
            <text:p>8.896370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712" calcext:value-type="float">
            <text:p>8.8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256" calcext:value-type="float">
            <text:p>8.7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0864" calcext:value-type="float">
            <text:p>8.6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78" calcext:value-type="float">
            <text:p>8.39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496" calcext:value-type="float">
            <text:p>8.2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84" calcext:value-type="float">
            <text:p>8.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316" calcext:value-type="float">
            <text:p>7.73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808" calcext:value-type="float">
            <text:p>7.3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204" calcext:value-type="float">
            <text:p>7.34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388" calcext:value-type="float">
            <text:p>7.16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124" calcext:value-type="float">
            <text:p>7.34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4776" calcext:value-type="float">
            <text:p>7.2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364" calcext:value-type="float">
            <text:p>7.5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64" calcext:value-type="float">
            <text:p>7.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88" calcext:value-type="float">
            <text:p>7.9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7716" calcext:value-type="float">
            <text:p>7.88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436" calcext:value-type="float">
            <text:p>7.55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588" calcext:value-type="float">
            <text:p>7.75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556" calcext:value-type="float">
            <text:p>7.87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496" calcext:value-type="float">
            <text:p>7.5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6816" calcext:value-type="float">
            <text:p>7.43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4224" calcext:value-type="float">
            <text:p>7.49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6784" calcext:value-type="float">
            <text:p>6.8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728" calcext:value-type="float">
            <text:p>7.2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392" calcext:value-type="float">
            <text:p>7.0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468" calcext:value-type="float">
            <text:p>6.91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524" calcext:value-type="float">
            <text:p>6.73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252" calcext:value-type="float">
            <text:p>6.71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8" calcext:value-type="float">
            <text:p>6.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14" calcext:value-type="float">
            <text:p>6.70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036" calcext:value-type="float">
            <text:p>6.7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948" calcext:value-type="float">
            <text:p>6.69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82" calcext:value-type="float">
            <text:p>6.81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132" calcext:value-type="float">
            <text:p>8.16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032" calcext:value-type="float">
            <text:p>8.7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802742857143" calcext:value-type="float">
            <text:p>8.92802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036" calcext:value-type="float">
            <text:p>9.05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9832" calcext:value-type="float">
            <text:p>9.0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536" calcext:value-type="float">
            <text:p>9.1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3812" calcext:value-type="float">
            <text:p>9.16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868" calcext:value-type="float">
            <text:p>9.35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3436" calcext:value-type="float">
            <text:p>9.20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748" calcext:value-type="float">
            <text:p>9.03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62" calcext:value-type="float">
            <text:p>8.89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388" calcext:value-type="float">
            <text:p>8.81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11312" calcext:value-type="float">
            <text:p>8.44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748" calcext:value-type="float">
            <text:p>8.6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682" calcext:value-type="float">
            <text:p>8.84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3736" calcext:value-type="float">
            <text:p>9.0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524" calcext:value-type="float">
            <text:p>9.14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716" calcext:value-type="float">
            <text:p>9.0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228" calcext:value-type="float">
            <text:p>8.6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442" calcext:value-type="float">
            <text:p>8.6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4496" calcext:value-type="float">
            <text:p>8.7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608" calcext:value-type="float">
            <text:p>8.8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292" calcext:value-type="float">
            <text:p>8.68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688" calcext:value-type="float">
            <text:p>8.6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8896" calcext:value-type="float">
            <text:p>8.7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722" calcext:value-type="float">
            <text:p>8.443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484" calcext:value-type="float">
            <text:p>8.44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676" calcext:value-type="float">
            <text:p>8.58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716" calcext:value-type="float">
            <text:p>8.39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204" calcext:value-type="float">
            <text:p>8.36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22" calcext:value-type="float">
            <text:p>8.23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7" calcext:value-type="float">
            <text:p>8.2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7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16" calcext:value-type="float">
            <text:p>8.2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102" calcext:value-type="float">
            <text:p>8.05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976" calcext:value-type="float">
            <text:p>8.0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236" calcext:value-type="float">
            <text:p>7.85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624" calcext:value-type="float">
            <text:p>7.9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588" calcext:value-type="float">
            <text:p>8.00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036" calcext:value-type="float">
            <text:p>8.03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572" calcext:value-type="float">
            <text:p>8.00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8" calcext:value-type="float">
            <text:p>8.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4" calcext:value-type="float">
            <text:p>8.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3932" calcext:value-type="float">
            <text:p>8.85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076" calcext:value-type="float">
            <text:p>8.73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0072" calcext:value-type="float">
            <text:p>8.4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328" calcext:value-type="float">
            <text:p>8.2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524" calcext:value-type="float">
            <text:p>8.3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868" calcext:value-type="float">
            <text:p>8.59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9792" calcext:value-type="float">
            <text:p>8.7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3784" calcext:value-type="float">
            <text:p>9.1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6796" calcext:value-type="float">
            <text:p>9.41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74" calcext:value-type="float">
            <text:p>9.47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6044" calcext:value-type="float">
            <text:p>9.49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1792" calcext:value-type="float">
            <text:p>9.5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4228" calcext:value-type="float">
            <text:p>9.44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576" calcext:value-type="float">
            <text:p>9.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62" calcext:value-type="float">
            <text:p>9.15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896" calcext:value-type="float">
            <text:p>9.2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388" calcext:value-type="float">
            <text:p>9.20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37152" calcext:value-type="float">
            <text:p>9.30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8092" calcext:value-type="float">
            <text:p>9.11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872" calcext:value-type="float">
            <text:p>9.1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844" calcext:value-type="float">
            <text:p>9.16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8308" calcext:value-type="float">
            <text:p>9.06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892" calcext:value-type="float">
            <text:p>9.0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9968" calcext:value-type="float">
            <text:p>8.9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2916" calcext:value-type="float">
            <text:p>8.85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236" calcext:value-type="float">
            <text:p>8.49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94" calcext:value-type="float">
            <text:p>8.2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498" calcext:value-type="float">
            <text:p>8.09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312" calcext:value-type="float">
            <text:p>8.0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264" calcext:value-type="float">
            <text:p>8.3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712" calcext:value-type="float">
            <text:p>8.6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032" calcext:value-type="float">
            <text:p>8.7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06" calcext:value-type="float">
            <text:p>8.73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972" calcext:value-type="float">
            <text:p>8.79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6784" calcext:value-type="float">
            <text:p>9.0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84" calcext:value-type="float">
            <text:p>9.2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7812" calcext:value-type="float">
            <text:p>9.41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516" calcext:value-type="float">
            <text:p>9.33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13552" calcext:value-type="float">
            <text:p>9.47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788" calcext:value-type="float">
            <text:p>9.86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716" calcext:value-type="float">
            <text:p>10.04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5916" calcext:value-type="float">
            <text:p>9.9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52" calcext:value-type="float">
            <text:p>9.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1248" calcext:value-type="float">
            <text:p>9.7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99808" calcext:value-type="float">
            <text:p>9.59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652" calcext:value-type="float">
            <text:p>9.53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3616" calcext:value-type="float">
            <text:p>9.3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7848" calcext:value-type="float">
            <text:p>9.1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498" calcext:value-type="float">
            <text:p>9.36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6004" calcext:value-type="float">
            <text:p>9.17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068" calcext:value-type="float">
            <text:p>8.92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1852" calcext:value-type="float">
            <text:p>8.72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476" calcext:value-type="float">
            <text:p>8.76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4672" calcext:value-type="float">
            <text:p>8.84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7392" calcext:value-type="float">
            <text:p>9.11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588" calcext:value-type="float">
            <text:p>9.27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324" calcext:value-type="float">
            <text:p>9.32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148" calcext:value-type="float">
            <text:p>9.18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5" calcext:value-type="float">
            <text:p>8.9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44" calcext:value-type="float">
            <text:p>8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5408" calcext:value-type="float">
            <text:p>8.36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6464" calcext:value-type="float">
            <text:p>8.14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7108" calcext:value-type="float">
            <text:p>9.6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202" calcext:value-type="float">
            <text:p>9.81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348" calcext:value-type="float">
            <text:p>9.64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2576" calcext:value-type="float">
            <text:p>9.75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1314" calcext:value-type="float">
            <text:p>9.751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0626" calcext:value-type="float">
            <text:p>9.580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7952" calcext:value-type="float">
            <text:p>9.2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216" calcext:value-type="float">
            <text:p>9.4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4576" calcext:value-type="float">
            <text:p>9.4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944" calcext:value-type="float">
            <text:p>9.3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7896" calcext:value-type="float">
            <text:p>9.3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38" calcext:value-type="float">
            <text:p>9.26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132" calcext:value-type="float">
            <text:p>9.0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58928" calcext:value-type="float">
            <text:p>8.8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9348" calcext:value-type="float">
            <text:p>8.49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732" calcext:value-type="float">
            <text:p>8.14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444" calcext:value-type="float">
            <text:p>8.12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66" calcext:value-type="float">
            <text:p>8.45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6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612" calcext:value-type="float">
            <text:p>8.70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3088" calcext:value-type="float">
            <text:p>8.79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1194" calcext:value-type="float">
            <text:p>8.79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3592" calcext:value-type="float">
            <text:p>8.6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3328" calcext:value-type="float">
            <text:p>8.5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866" calcext:value-type="float">
            <text:p>8.45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084" calcext:value-type="float">
            <text:p>7.65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468" calcext:value-type="float">
            <text:p>7.80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8" calcext:value-type="float">
            <text:p>7.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292" calcext:value-type="float">
            <text:p>7.6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716" calcext:value-type="float">
            <text:p>7.63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928" calcext:value-type="float">
            <text:p>7.2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5232" calcext:value-type="float">
            <text:p>7.38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1624" calcext:value-type="float">
            <text:p>7.1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6084" calcext:value-type="float">
            <text:p>7.27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7168" calcext:value-type="float">
            <text:p>7.5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9268" calcext:value-type="float">
            <text:p>7.8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0824" calcext:value-type="float">
            <text:p>8.3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108" calcext:value-type="float">
            <text:p>8.35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1228" calcext:value-type="float">
            <text:p>8.30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5856" calcext:value-type="float">
            <text:p>8.2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5056" calcext:value-type="float">
            <text:p>8.31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3056" calcext:value-type="float">
            <text:p>8.23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7128" calcext:value-type="float">
            <text:p>8.5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7128" calcext:value-type="float">
            <text:p>8.5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984" calcext:value-type="float">
            <text:p>8.5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44" calcext:value-type="float">
            <text:p>8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52" calcext:value-type="float">
            <text:p>8.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8624" calcext:value-type="float">
            <text:p>8.7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8436" calcext:value-type="float">
            <text:p>8.56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8896" calcext:value-type="float">
            <text:p>8.4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692" calcext:value-type="float">
            <text:p>8.2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292" calcext:value-type="float">
            <text:p>7.92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036" calcext:value-type="float">
            <text:p>7.65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952" calcext:value-type="float">
            <text:p>7.3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184" calcext:value-type="float">
            <text:p>8.2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29984" calcext:value-type="float">
            <text:p>8.29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374" calcext:value-type="float">
            <text:p>8.32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1256" calcext:value-type="float">
            <text:p>8.27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656" calcext:value-type="float">
            <text:p>8.1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604" calcext:value-type="float">
            <text:p>8.00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156" calcext:value-type="float">
            <text:p>7.85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04" calcext:value-type="float">
            <text:p>7.6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86" calcext:value-type="float">
            <text:p>7.6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324" calcext:value-type="float">
            <text:p>6.0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78" calcext:value-type="float">
            <text:p>5.85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236" calcext:value-type="float">
            <text:p>5.31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5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676" calcext:value-type="float">
            <text:p>4.6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2164" calcext:value-type="float">
            <text:p>5.12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4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1112471001</text:p>
          </table:table-cell>
          <table:table-cell office:value-type="string" calcext:value-type="string">
            <text:p>193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541" meta:object-count="0"/>
    <meta:user-defined meta:name="AppVersion">3.0</meta:user-defined>
  </office:meta>
</office:document-meta>
</file>